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0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5" style:parent-style-name="Graphics">
      <style:graphic-properties draw:fill="solid" draw:fill-color="#ffffff" draw:opacity="100%" fo:clip="rect(0in, 0in, 0in, 0in)" draw:stroke="solid" svg:stroke-width="0.02778in" svg:stroke-color="#4f81bd" svg:stroke-opacity="100%"/>
    </style:style>
    <style:style style:family="graphic" style:name="a556" style:parent-style-name="Graphics">
      <style:graphic-properties draw:fill="none" fo:clip="rect(0in, 0in, 0in, 0in)" draw:stroke="non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fo:clip="rect(0in, 0in, 0in, 0in)" draw:stroke="none"/>
    </style:style>
    <style:style style:family="graphic" style:name="a361" style:parent-style-name="Graphics">
      <style:graphic-properties draw:fill="none" fo:clip="rect(0in, 0in, 0in, 0in)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4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9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4" style:parent-style-name="Graphics">
      <style:graphic-properties draw:fill="solid" draw:fill-color="#ffffff" draw:opacity="100%" fo:clip="rect(0in, 0in, 0in, 0in)" draw:stroke="solid" svg:stroke-width="0.02778in" svg:stroke-color="#4f81bd" svg:stroke-opacity="100%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7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 style:parent-style-name="Graphics">
      <style:graphic-properties draw:fill="solid" draw:fill-color="#b3b3b3" draw:opacity="100%" fo:clip="rect(0in, 0in, 0in, 0in)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 style:parent-style-name="Graphics">
      <style:graphic-properties draw:fill="none" fo:clip="rect(0in, 0in, 0in, 0in)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2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7" style:parent-style-name="Graphics">
      <style:graphic-properties draw:fill="solid" draw:fill-color="#ffffff" draw:opacity="100%" fo:clip="rect(0in, 0in, 0in, 0in)" draw:stroke="solid" svg:stroke-width="0.02778in" svg:stroke-color="#4f81bd" svg:stroke-opacity="100%"/>
    </style:style>
    <style:style style:family="graphic" style:name="a608" style:parent-style-name="Graphics">
      <style:graphic-properties draw:fill="none" fo:clip="rect(0in, 0in, 0in, 0in)" draw:stroke="non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fo:clip="rect(0in, 0in, 0in, 0in)" draw:stroke="non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2" style:parent-style-name="Graphics">
      <style:graphic-properties draw:fill="solid" draw:fill-color="#ffffff" draw:opacity="100%" fo:clip="rect(0in, 0in, 0in, 0in)" draw:stroke="solid" svg:stroke-width="0.02778in" svg:stroke-color="#4f81bd" svg:stroke-opacity="100%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5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fo:clip="rect(0in, 0in, 0in, 0in)" draw:stroke="non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3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8" style:parent-style-name="Graphics">
      <style:graphic-properties draw:fill="solid" draw:fill-color="#000000" draw:opacity="100%" fo:clip="rect(0in, 0in, 0in, 0in)" draw:stroke="solid" svg:stroke-width="0.02778in" svg:stroke-color="#4f81bd" svg:stroke-opacity="100%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solid" draw:fill-color="#ffffff" draw:opacity="100%" fo:clip="rect(0in, 0in, 0in, 0in)" draw:stroke="solid" svg:stroke-width="0.02778in" svg:stroke-color="#4f81bd" svg:stroke-opacity="100%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5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 style:parent-style-name="Graphics">
      <style:graphic-properties draw:fill="none" fo:clip="rect(0in, 0in, 0in, 0in)" draw:stroke="non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1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6" style:parent-style-name="Graphics">
      <style:graphic-properties draw:fill="solid" draw:fill-color="#ffffff" draw:opacity="100%" fo:clip="rect(0in, 0in, 0in, 0in)" draw:stroke="solid" svg:stroke-width="0.02778in" svg:stroke-color="#000000" svg:stroke-opacity="100%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solid" draw:fill-color="#ffffff" draw:opacity="100%" fo:clip="rect(0in, 0in, 0in, 0in)" draw:stroke="solid" svg:stroke-width="0.02778in" svg:stroke-color="#4f81bd" svg:stroke-opacity="100%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 style:parent-style-name="Graphics">
      <style:graphic-properties draw:fill="none" fo:clip="rect(0in, 0in, 0in, 0in)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4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9" style:parent-style-name="Graphics">
      <style:graphic-properties draw:fill="solid" draw:fill-color="#ffffff" draw:opacity="100%" fo:clip="rect(0in, 0in, 0in, 0in)" draw:stroke="solid" svg:stroke-width="0.02778in" svg:stroke-color="#4f81bd" svg:stroke-opacity="100%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0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 style:parent-style-name="Graphics">
      <style:graphic-properties draw:fill="none" fo:clip="rect(0in, 0in, 0in, 0in)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38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5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2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7" style:parent-style-name="Graphics">
      <style:graphic-properties draw:fill="solid" draw:fill-color="#000000" draw:opacity="100%" fo:clip="rect(0in, 0in, 0in, 0in)" draw:stroke="solid" svg:stroke-width="0.02778in" svg:stroke-color="#4f81bd" svg:stroke-opacity="100%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0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5" style:parent-style-name="Graphics">
      <style:graphic-properties draw:fill="solid" draw:fill-color="#ffffff" draw:opacity="100%" fo:clip="rect(0in, 0in, 0in, 0in)" draw:stroke="solid" svg:stroke-width="0.02778in" svg:stroke-color="#000000" svg:stroke-opacity="100%"/>
    </style:style>
    <style:style style:family="graphic" style:name="a666" style:parent-style-name="Graphics">
      <style:graphic-properties draw:fill="none" fo:clip="rect(0in, 0in, 0in, 0in)" draw:stroke="none"/>
    </style:style>
    <style:style style:family="graphic" style:name="a667" style:parent-style-name="Graphics">
      <style:graphic-properties draw:fill="none" fo:clip="rect(0in, 0in, 0in, 0in)" draw:stroke="none"/>
    </style:style>
    <style:style style:family="graphic" style:name="a668" style:parent-style-name="Graphics">
      <style:graphic-properties draw:fill="none" fo:clip="rect(0in, 0in, 0in, 0in)" draw:stroke="none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2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7" style:parent-style-name="Graphics">
      <style:graphic-properties draw:fill="solid" draw:fill-color="#ffffff" draw:opacity="100%" fo:clip="rect(0in, 0in, 0in, 0in)" draw:stroke="solid" svg:stroke-width="0.02778in" svg:stroke-color="#000000" svg:stroke-opacity="100%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 style:parent-style-name="Graphics">
      <style:graphic-properties draw:fill="none" fo:clip="rect(0in, 0in, 0in, 0in)" draw:stroke="non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 style:parent-style-name="Graphics">
      <style:graphic-properties draw:fill="none" fo:clip="rect(0in, 0in, 0in, 0in)" draw:stroke="non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2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in, 0in, 0in, 0in)" draw:stroke="non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710" style:parent-style-name="Graphics">
      <style:graphic-properties draw:fill="none" fo:clip="rect(0in, 0in, 0in, 0in)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0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7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solid" svg:stroke-width="0.02778in" svg:stroke-color="#a2a2a2" svg:stroke-opacity="100%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4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9" style:parent-style-name="Graphics">
      <style:graphic-properties draw:fill="solid" draw:fill-color="#000000" draw:opacity="100%" fo:clip="rect(0in, 0in, 0in, 0in)" draw:stroke="solid" svg:stroke-width="0.02778in" svg:stroke-color="#4f81bd" svg:stroke-opacity="100%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042in" svg:stroke-color="#d8d8d8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3" style:parent-style-name="Graphics">
      <style:graphic-properties draw:fill="none" fo:clip="rect(0in, 0in, 0in, 0in)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6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2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7" style:parent-style-name="Graphics">
      <style:graphic-properties draw:fill="solid" draw:fill-color="#ffffff" draw:opacity="100%" fo:clip="rect(0in, 0in, 0in, 0in)" draw:stroke="solid" svg:stroke-width="0.02778in" svg:stroke-color="#4f81bd" svg:stroke-opacity="100%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2" style:parent-style-name="Graphics">
      <style:graphic-properties draw:fill="none" fo:clip="rect(0in, 0in, 0in, 0in)" draw:stroke="solid" svg:stroke-width="0.02778in" svg:stroke-color="#b66d31" svg:stroke-opacity="100%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5" draw:stroke="solid" svg:stroke-width="0.01042in" svg:stroke-color="#4a7ebb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Slajd-tytułowy" presentation:presentation-page-layout-name="Master1-PPL1" draw:id="Slide-256">
        <draw:custom-shape svg:x="1.85004in" svg:y="2.25377in" svg:width="3.22871in" svg:height="1.18123in" draw:id="id63" draw:style-name="a339" draw:name="Prostokąt zaokrąglony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4" draw:style-name="a342" draw:name="pole tekstowe 4" svg:x="2.95253in" svg:y="2.64201in" svg:width="2.44122in" svg:height="0.40391in">
          <draw:text-box>
            <text:p text:style-name="a341" text:class-names="" text:cond-style-name=""><text:span text:style-name="a340" text:class-names="">WYLOGOWANIE</text:span></text:p>
          </draw:text-box>
          <svg:title/>
          <svg:desc/>
        </draw:frame>
        <draw:frame draw:id="id65" draw:style-name="a343" draw:name="Picture 3" svg:x="2.08629in" svg:y="2.49143in" svg:width="0.74091in" svg:height="0.70591in" style:rel-width="scale" style:rel-height="scale">
          <draw:image xlink:href="media/image1.png" xlink:type="simple" xlink:show="embed" xlink:actuate="onLoad"/>
          <svg:title/>
          <svg:desc/>
        </draw:frame>
        <draw:custom-shape svg:x="1.87393in" svg:y="4.14374in" svg:width="3.22871in" svg:height="1.18123in" draw:id="id66" draw:style-name="a347" draw:name="Prostokąt zaokrąglony 7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7" draw:style-name="a348" draw:name="Picture 3" svg:x="2.11017in" svg:y="4.3814in" svg:width="0.71703in" svg:height="0.70591in" style:rel-width="scale" style:rel-height="scale">
          <draw:image xlink:href="media/image1.png" xlink:type="simple" xlink:show="embed" xlink:actuate="onLoad"/>
          <svg:title/>
          <svg:desc/>
        </draw:frame>
        <draw:frame draw:id="id68" draw:style-name="a351" draw:name="pole tekstowe 9" svg:x="2.95253in" svg:y="4.53241in" svg:width="2.44122in" svg:height="0.40391in">
          <draw:text-box>
            <text:p text:style-name="a350" text:class-names="" text:cond-style-name=""><text:span text:style-name="a349" text:class-names="">ADMINISTRACJA</text:span></text:p>
          </draw:text-box>
          <svg:title/>
          <svg:desc/>
        </draw:frame>
        <draw:frame draw:id="id69" draw:style-name="a352" draw:name="Picture 6" svg:x="2.04344in" svg:y="4.3814in" svg:width="0.8505in" svg:height="0.70591in" style:rel-width="scale" style:rel-height="scale">
          <draw:image xlink:href="media/image2.png" xlink:type="simple" xlink:show="embed" xlink:actuate="onLoad"/>
          <svg:title/>
          <svg:desc/>
        </draw:frame>
        <draw:custom-shape svg:x="1.83185in" svg:y="0.83629in" svg:width="3.22871in" svg:height="1.18123in" draw:id="id70" draw:style-name="a356" draw:name="Prostokąt zaokrąglony 12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1" draw:style-name="a359" draw:name="pole tekstowe 13" svg:x="3.03128in" svg:y="1.22495in" svg:width="2.44122in" svg:height="0.40391in">
          <draw:text-box>
            <text:p text:style-name="a358" text:class-names="" text:cond-style-name=""><text:span text:style-name="a357" text:class-names="">WYJŚCIE</text:span></text:p>
          </draw:text-box>
          <svg:title/>
          <svg:desc/>
        </draw:frame>
        <draw:frame draw:id="id72" draw:style-name="a360" draw:name="Picture 7" svg:x="2.02001in" svg:y="1.03239in" svg:width="0.84959in" svg:height="0.78969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361" draw:name="Picture 8" svg:x="7.04747in" svg:y="3.00768in" svg:width="0.83333in" svg:height="0.73958in" style:rel-width="scale" style:rel-height="scale">
          <draw:image xlink:href="media/image4.png" xlink:type="simple" xlink:show="embed" xlink:actuate="onLoad"/>
          <svg:title/>
          <svg:desc/>
        </draw:frame>
        <draw:custom-shape svg:x="1.91537in" svg:y="5.71872in" svg:width="3.22871in" svg:height="1.18123in" draw:id="id74" draw:style-name="a365" draw:name="Prostokąt zaokrąglony 3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5" draw:style-name="a369" draw:name="pole tekstowe 4" svg:x="3.03128in" svg:y="6.02839in" svg:width="2.44122in" svg:height="0.40391in">
          <draw:text-box>
            <text:p text:style-name="a368" text:class-names="" text:cond-style-name=""><text:span text:style-name="a366" text:class-names="">ZALOGUJ</text:span><text:span text:style-name="a367" text:class-names=""/></text:p>
          </draw:text-box>
          <svg:title/>
          <svg:desc/>
        </draw:frame>
        <draw:frame draw:id="id76" draw:style-name="a370" draw:name="Picture 2" svg:x="2.13055in" svg:y="5.87036in" svg:width="1.13698in" svg:height="1.13124in" style:rel-width="scale" style:rel-height="scale">
          <draw:image xlink:href="media/image5.png" xlink:type="simple" xlink:show="embed" xlink:actuate="onLoad"/>
          <svg:title/>
          <svg:desc/>
        </draw:frame>
        <draw:custom-shape svg:x="5.78749in" svg:y="1.62886in" svg:width="2.83496in" svg:height="1.37882in" draw:id="id77" draw:style-name="a373" draw:name="Sześcian 1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path-stretchpoint-x="21600" draw:path-stretchpoint-y="21600" draw:type="non-primitive" svg:viewBox="0 0 21600 21600" draw:enhanced-path="S M ?f7 ?f17 L ?f20 ?f17 ?f20 ?f12 ?f7 ?f12 Z N S M ?f20 ?f17 L ?f11 ?f7 ?f11 ?f18 ?f20 ?f12 Z N S M ?f7 ?f17 L ?f17 ?f7 ?f11 ?f7 ?f20 ?f17 Z N F M ?f7 ?f17 L ?f17 ?f7 ?f11 ?f7 ?f11 ?f18 ?f20 ?f12 ?f7 ?f12 Z M ?f7 ?f17 L ?f20 ?f17 ?f11 ?f7 M ?f20 ?f17 L ?f20 ?f12 N" draw:text-areas="?f7 ?f17 ?f20 ?f12" draw:glue-points="?f25 ?f7 ?f24 ?f17 ?f7 ?f23 ?f24 ?f12 ?f20 ?f23 ?f11 ?f22" draw:glue-point-leaving-directions="-360, -36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2 - ?f17"/>
            <draw:equation draw:name="f19" draw:formula="?f17 + ?f12"/>
            <draw:equation draw:name="f20" draw:formula="?f11 - ?f17"/>
            <draw:equation draw:name="f21" draw:formula="?f17 + ?f11"/>
            <draw:equation draw:name="f22" draw:formula="?f18 / 2"/>
            <draw:equation draw:name="f23" draw:formula="?f19 / 2"/>
            <draw:equation draw:name="f24" draw:formula="?f20 / 2"/>
            <draw:equation draw:name="f25" draw:formula="?f21 / 2"/>
          </draw:enhanced-geometry>
        </draw:custom-shape>
        <draw:custom-shape svg:x="6.41748in" svg:y="5.32497in" svg:width="2.44122in" svg:height="0.90538in" draw:id="id78" draw:style-name="a376" draw:name="Prostokąt 16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377" draw:master-page-name="Master1-Layout1-title-Slajd-tytułowy" presentation:presentation-page-layout-name="Master1-PPL1" draw:id="Slide-257">
        <draw:custom-shape svg:x="1.18517in" svg:y="3.32497in" svg:width="3.55779in" svg:height="1in" draw:id="id79" draw:style-name="a380" draw:name="Prostokąt 18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383" draw:name="pole tekstowe 20" svg:x="1.86899in" svg:y="3.62302in" svg:width="2.3231in" svg:height="0.40391in">
          <draw:text-box>
            <text:p text:style-name="a382" text:class-names="" text:cond-style-name=""><text:span text:style-name="a381" text:class-names="">POBRANIE</text:span></text:p>
          </draw:text-box>
          <svg:title/>
          <svg:desc/>
        </draw:frame>
        <draw:custom-shape svg:x="1.17585in" svg:y="4.73034in" svg:width="3.55779in" svg:height="1in" draw:id="id81" draw:style-name="a386" draw:name="Prostokąt 21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389" draw:name="pole tekstowe 22" svg:x="1.79431in" svg:y="5.01398in" svg:width="2.3231in" svg:height="0.40391in">
          <draw:text-box>
            <text:p text:style-name="a388" text:class-names="" text:cond-style-name=""><text:span text:style-name="a387" text:class-names="">WYLOGUJ</text:span></text:p>
          </draw:text-box>
          <svg:title/>
          <svg:desc/>
        </draw:frame>
        <draw:custom-shape svg:x="1.20772in" svg:y="2.09627in" svg:width="3.55779in" svg:height="1in" draw:id="id83" draw:style-name="a392" draw:name="Prostokąt 23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772in" svg:y="0.67879in" svg:width="3.53524in" svg:height="1in" draw:id="id84" draw:style-name="a395" draw:name="Prostokąt 24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398" draw:name="pole tekstowe 25" svg:x="1.81974in" svg:y="0.97684in" svg:width="2.3231in" svg:height="0.40391in">
          <draw:text-box>
            <text:p text:style-name="a397" text:class-names="" text:cond-style-name=""><text:span text:style-name="a396" text:class-names="">ADMINISTRACJA</text:span></text:p>
          </draw:text-box>
          <svg:title/>
          <svg:desc/>
        </draw:frame>
        <draw:frame draw:id="id86" draw:style-name="a401" draw:name="pole tekstowe 26" svg:x="1.80251in" svg:y="2.39432in" svg:width="2.3231in" svg:height="0.40391in">
          <draw:text-box>
            <text:p text:style-name="a400" text:class-names="" text:cond-style-name=""><text:span text:style-name="a399" text:class-names="">PRZYJĘCIE<text:s text:c="1"/></text:span></text:p>
          </draw:text-box>
          <svg:title/>
          <svg:desc/>
        </draw:frame>
        <draw:frame draw:id="id87" draw:style-name="a402" draw:name="Picture 3" svg:x="4.04694in" svg:y="4.93123in" svg:width="0.59762in" svg:height="0.56939in" style:rel-width="scale" style:rel-height="scale">
          <draw:image xlink:href="media/image1.png" xlink:type="simple" xlink:show="embed" xlink:actuate="onLoad"/>
          <svg:title/>
          <svg:desc/>
        </draw:frame>
        <draw:custom-shape svg:x="5.37119in" svg:y="3.32497in" svg:width="3.55779in" svg:height="1in" draw:id="id88" draw:style-name="a405" draw:name="Prostokąt 28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408" draw:name="pole tekstowe 29" svg:x="6.05501in" svg:y="3.62302in" svg:width="2.3231in" svg:height="0.40391in">
          <draw:text-box>
            <text:p text:style-name="a407" text:class-names="" text:cond-style-name=""><text:span text:style-name="a406" text:class-names="">POBRANIE</text:span></text:p>
          </draw:text-box>
          <svg:title/>
          <svg:desc/>
        </draw:frame>
        <draw:custom-shape svg:x="5.36187in" svg:y="4.73034in" svg:width="3.55779in" svg:height="1in" draw:id="id90" draw:style-name="a411" draw:name="Prostokąt 30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414" draw:name="pole tekstowe 31" svg:x="5.9509in" svg:y="5.02854in" svg:width="2.3231in" svg:height="0.40391in">
          <draw:text-box>
            <text:p text:style-name="a413" text:class-names="" text:cond-style-name=""><text:span text:style-name="a412" text:class-names="">WYLOGUJ</text:span></text:p>
          </draw:text-box>
          <svg:title/>
          <svg:desc/>
        </draw:frame>
        <draw:custom-shape svg:x="5.39375in" svg:y="2.09627in" svg:width="3.55779in" svg:height="1in" draw:id="id92" draw:style-name="a417" draw:name="Prostokąt 32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374in" svg:y="0.67879in" svg:width="3.53524in" svg:height="1in" draw:id="id93" draw:style-name="a420" draw:name="Prostokąt 3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423" draw:name="pole tekstowe 34" svg:x="6.00577in" svg:y="0.97684in" svg:width="2.3231in" svg:height="0.40391in">
          <draw:text-box>
            <text:p text:style-name="a422" text:class-names="" text:cond-style-name=""><text:span text:style-name="a421" text:class-names="">ADMINISTRACJA</text:span></text:p>
          </draw:text-box>
          <svg:title/>
          <svg:desc/>
        </draw:frame>
        <draw:frame draw:id="id95" draw:style-name="a426" draw:name="pole tekstowe 35" svg:x="5.98854in" svg:y="2.39432in" svg:width="2.3231in" svg:height="0.40391in">
          <draw:text-box>
            <text:p text:style-name="a425" text:class-names="" text:cond-style-name=""><text:span text:style-name="a424" text:class-names="">PRZYJĘCIE<text:s text:c="1"/></text:span></text:p>
          </draw:text-box>
          <svg:title/>
          <svg:desc/>
        </draw:frame>
        <draw:frame draw:id="id96" draw:style-name="a427" draw:name="Picture 3" svg:x="8.23296in" svg:y="4.93123in" svg:width="0.59762in" svg:height="0.5693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428" draw:master-page-name="Master1-Layout1-title-Slajd-tytułowy" presentation:presentation-page-layout-name="Master1-PPL1" draw:id="Slide-258">
        <draw:custom-shape svg:x="1.18517in" svg:y="3.32497in" svg:width="3.55779in" svg:height="1in" draw:id="id97" draw:style-name="a431" draw:name="Prostokąt 17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434" draw:name="pole tekstowe 18" svg:x="1.86899in" svg:y="3.62302in" svg:width="2.3231in" svg:height="0.40391in">
          <draw:text-box>
            <text:p text:style-name="a433" text:class-names="" text:cond-style-name=""><text:span text:style-name="a432" text:class-names="">MAGAZYN</text:span></text:p>
          </draw:text-box>
          <svg:title/>
          <svg:desc/>
        </draw:frame>
        <draw:custom-shape svg:x="1.17585in" svg:y="4.73034in" svg:width="3.55779in" svg:height="1in" draw:id="id99" draw:style-name="a437" draw:name="Prostokąt 19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440" draw:name="pole tekstowe 20" svg:x="1.79431in" svg:y="5.01398in" svg:width="2.3231in" svg:height="0.40391in">
          <draw:text-box>
            <text:p text:style-name="a439" text:class-names="" text:cond-style-name=""><text:span text:style-name="a438" text:class-names="">ARTYKUŁY</text:span></text:p>
          </draw:text-box>
          <svg:title/>
          <svg:desc/>
        </draw:frame>
        <draw:custom-shape svg:x="1.20772in" svg:y="2.09627in" svg:width="3.55779in" svg:height="1in" draw:id="id101" draw:style-name="a443" draw:name="Prostokąt 21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772in" svg:y="0.67879in" svg:width="3.53524in" svg:height="1in" draw:id="id102" draw:style-name="a446" draw:name="Prostokąt 22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449" draw:name="pole tekstowe 23" svg:x="1.81974in" svg:y="0.97684in" svg:width="2.3231in" svg:height="0.40391in">
          <draw:text-box>
            <text:p text:style-name="a448" text:class-names="" text:cond-style-name=""><text:span text:style-name="a447" text:class-names="">UŻYTKOWNICY</text:span></text:p>
          </draw:text-box>
          <svg:title/>
          <svg:desc/>
        </draw:frame>
        <draw:frame draw:id="id104" draw:style-name="a452" draw:name="pole tekstowe 24" svg:x="1.80251in" svg:y="2.39432in" svg:width="2.3231in" svg:height="0.40391in">
          <draw:text-box>
            <text:p text:style-name="a451" text:class-names="" text:cond-style-name=""><text:span text:style-name="a450" text:class-names="">RAPORTY<text:s text:c="1"/></text:span></text:p>
          </draw:text-box>
          <svg:title/>
          <svg:desc/>
        </draw:frame>
        <draw:custom-shape svg:x="5.37119in" svg:y="3.32497in" svg:width="3.55779in" svg:height="1in" draw:id="id105" draw:style-name="a455" draw:name="Prostokąt 26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458" draw:name="pole tekstowe 27" svg:x="6.05501in" svg:y="3.62302in" svg:width="2.3231in" svg:height="0.40391in">
          <draw:text-box>
            <text:p text:style-name="a457" text:class-names="" text:cond-style-name=""><text:span text:style-name="a456" text:class-names="">MAGAZYN</text:span></text:p>
          </draw:text-box>
          <svg:title/>
          <svg:desc/>
        </draw:frame>
        <draw:custom-shape svg:x="5.36187in" svg:y="4.73034in" svg:width="3.55779in" svg:height="1in" draw:id="id107" draw:style-name="a461" draw:name="Prostokąt 2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464" draw:name="pole tekstowe 29" svg:x="5.9509in" svg:y="5.02854in" svg:width="2.3231in" svg:height="0.40391in">
          <draw:text-box>
            <text:p text:style-name="a463" text:class-names="" text:cond-style-name=""><text:span text:style-name="a462" text:class-names="">ARTYKUŁY</text:span></text:p>
          </draw:text-box>
          <svg:title/>
          <svg:desc/>
        </draw:frame>
        <draw:custom-shape svg:x="5.39375in" svg:y="2.09627in" svg:width="3.55779in" svg:height="1in" draw:id="id109" draw:style-name="a467" draw:name="Prostokąt 30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374in" svg:y="0.67879in" svg:width="3.53524in" svg:height="1in" draw:id="id110" draw:style-name="a470" draw:name="Prostokąt 31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473" draw:name="pole tekstowe 32" svg:x="6.00577in" svg:y="0.97684in" svg:width="2.3231in" svg:height="0.40391in">
          <draw:text-box>
            <text:p text:style-name="a472" text:class-names="" text:cond-style-name=""><text:span text:style-name="a471" text:class-names="">UŻYTKOWNICY</text:span></text:p>
          </draw:text-box>
          <svg:title/>
          <svg:desc/>
        </draw:frame>
        <draw:frame draw:id="id112" draw:style-name="a476" draw:name="pole tekstowe 33" svg:x="5.98854in" svg:y="2.39432in" svg:width="2.3231in" svg:height="0.40391in">
          <draw:text-box>
            <text:p text:style-name="a475" text:class-names="" text:cond-style-name=""><text:span text:style-name="a474" text:class-names="">RAPORTY<text:s text:c="1"/></text:span></text:p>
          </draw:text-box>
          <svg:title/>
          <svg:desc/>
        </draw:frame>
        <draw:custom-shape svg:x="1.18517in" svg:y="6.03372in" svg:width="3.55779in" svg:height="1in" draw:id="id113" draw:style-name="a479" draw:name="Prostokąt 35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482" draw:name="pole tekstowe 36" svg:x="1.80362in" svg:y="6.31735in" svg:width="2.56638in" svg:height="0.40391in">
          <draw:text-box>
            <text:p text:style-name="a481" text:class-names="" text:cond-style-name=""><text:span text:style-name="a480" text:class-names="">GRUPY UŻYTK.</text:span></text:p>
          </draw:text-box>
          <svg:title/>
          <svg:desc/>
        </draw:frame>
        <draw:custom-shape svg:x="5.37119in" svg:y="6.03372in" svg:width="3.55779in" svg:height="1in" draw:id="id115" draw:style-name="a485" draw:name="Prostokąt 37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488" draw:name="pole tekstowe 38" svg:x="5.96022in" svg:y="6.33192in" svg:width="2.3231in" svg:height="0.40391in">
          <draw:text-box>
            <text:p text:style-name="a487" text:class-names="" text:cond-style-name=""><text:span text:style-name="a486" text:class-names="">GRUPY UŻYTK.</text:span></text:p>
          </draw:text-box>
          <svg:title/>
          <svg:desc/>
        </draw:frame>
      </draw:page>
      <draw:page draw:name="Slide8" draw:style-name="a489" draw:master-page-name="Master1-Layout1-title-Slajd-tytułowy" presentation:presentation-page-layout-name="Master1-PPL1" draw:id="Slide-263">
        <draw:custom-shape svg:x="1.18517in" svg:y="3.32497in" svg:width="3.55779in" svg:height="1in" draw:id="id117" draw:style-name="a492" draw:name="Prostokąt 1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585in" svg:y="4.73034in" svg:width="3.55779in" svg:height="1in" draw:id="id118" draw:style-name="a495" draw:name="Prostokąt 19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772in" svg:y="2.09627in" svg:width="3.55779in" svg:height="1in" draw:id="id119" draw:style-name="a498" draw:name="Prostokąt 21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0772in" svg:y="0.67879in" svg:width="3.53524in" svg:height="1in" draw:id="id120" draw:style-name="a501" draw:name="Prostokąt 22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506" draw:name="pole tekstowe 23" svg:x="1.82506in" svg:y="0.97684in" svg:width="2.3231in" svg:height="0.40391in">
          <draw:text-box>
            <text:p text:style-name="a505" text:class-names="" text:cond-style-name=""><text:span text:style-name="a502" text:class-names="">DOSTAWC</text:span><text:span text:style-name="a503" text:class-names="">Y</text:span><text:span text:style-name="a504" text:class-names=""/></text:p>
          </draw:text-box>
          <svg:title/>
          <svg:desc/>
        </draw:frame>
        <draw:custom-shape svg:x="5.37119in" svg:y="3.32497in" svg:width="3.55779in" svg:height="1in" draw:id="id122" draw:style-name="a509" draw:name="Prostokąt 26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6187in" svg:y="4.73034in" svg:width="3.55779in" svg:height="1in" draw:id="id123" draw:style-name="a512" draw:name="Prostokąt 28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375in" svg:y="2.09627in" svg:width="3.55779in" svg:height="1in" draw:id="id124" draw:style-name="a515" draw:name="Prostokąt 30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374in" svg:y="0.67879in" svg:width="3.53524in" svg:height="1in" draw:id="id125" draw:style-name="a518" draw:name="Prostokąt 31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524" draw:name="pole tekstowe 32" svg:x="6.00577in" svg:y="0.97684in" svg:width="2.3231in" svg:height="0.70684in">
          <draw:text-box>
            <text:p text:style-name="a521" text:class-names="" text:cond-style-name=""><text:span text:style-name="a519" text:class-names="">DOSTAWCY</text:span><text:span text:style-name="a520" text:class-names=""/></text:p>
            <text:p text:style-name="a523" text:class-names="" text:cond-style-name=""><text:span text:style-name="a522" text:class-names=""/></text:p>
          </draw:text-box>
          <svg:title/>
          <svg:desc/>
        </draw:frame>
        <draw:custom-shape svg:x="1.18517in" svg:y="6.03372in" svg:width="3.55779in" svg:height="1in" draw:id="id127" draw:style-name="a527" draw:name="Prostokąt 35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7119in" svg:y="6.03372in" svg:width="3.55779in" svg:height="1in" draw:id="id128" draw:style-name="a530" draw:name="Prostokąt 37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534" draw:name="pole tekstowe 23" svg:x="1.66253in" svg:y="2.39432in" svg:width="2.64816in" svg:height="0.40391in">
          <draw:text-box>
            <text:p text:style-name="a533" text:class-names="" text:cond-style-name=""><text:span text:style-name="a531" text:class-names="">INWENTARYZACJ</text:span><text:span text:style-name="a532" text:class-names="">A</text:span></text:p>
          </draw:text-box>
          <svg:title/>
          <svg:desc/>
        </draw:frame>
        <draw:frame draw:id="id130" draw:style-name="a538" draw:name="pole tekstowe 23" svg:x="5.96006in" svg:y="2.39432in" svg:width="2.64816in" svg:height="0.40391in">
          <draw:text-box>
            <text:p text:style-name="a537" text:class-names="" text:cond-style-name=""><text:span text:style-name="a535" text:class-names="">INWENTARYZACJ</text:span><text:span text:style-name="a536" text:class-names="">A</text:span></text:p>
          </draw:text-box>
          <svg:title/>
          <svg:desc/>
        </draw:frame>
      </draw:page>
      <draw:page draw:name="Slide2" draw:style-name="a539" draw:master-page-name="Master1-Layout1-title-Slajd-tytułowy" presentation:presentation-page-layout-name="Master1-PPL1" draw:id="Slide-259">
        <draw:custom-shape svg:x="1.85004in" svg:y="2.25377in" svg:width="3.22871in" svg:height="1.18123in" draw:id="id131" draw:style-name="a543" draw:name="Prostokąt zaokrąglony 3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2" draw:style-name="a546" draw:name="pole tekstowe 4" svg:x="2.95253in" svg:y="2.64201in" svg:width="2.44122in" svg:height="0.40391in">
          <draw:text-box>
            <text:p text:style-name="a545" text:class-names="" text:cond-style-name=""><text:span text:style-name="a544" text:class-names="">UŻYTKOWNICY</text:span></text:p>
          </draw:text-box>
          <svg:title/>
          <svg:desc/>
        </draw:frame>
        <draw:frame draw:id="id133" draw:style-name="a547" draw:name="Picture 2" svg:x="2.04923in" svg:y="2.5525in" svg:width="0.69738in" svg:height="0.58378in" style:rel-width="scale" style:rel-height="scale">
          <draw:image xlink:href="media/image6.png" xlink:type="simple" xlink:show="embed" xlink:actuate="onLoad"/>
          <svg:title/>
          <svg:desc/>
        </draw:frame>
        <draw:custom-shape svg:x="1.86934in" svg:y="3.9075in" svg:width="3.22871in" svg:height="1.18123in" draw:id="id134" draw:style-name="a551" draw:name="Prostokąt zaokrąglony 10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5" draw:style-name="a554" draw:name="pole tekstowe 11" svg:x="2.95253in" svg:y="4.2828in" svg:width="2.44122in" svg:height="0.40391in">
          <draw:text-box>
            <text:p text:style-name="a553" text:class-names="" text:cond-style-name=""><text:span text:style-name="a552" text:class-names="">ARTYKUŁY</text:span></text:p>
          </draw:text-box>
          <svg:title/>
          <svg:desc/>
        </draw:frame>
        <draw:frame draw:id="id136" draw:style-name="a555" draw:name="Picture 8" svg:x="2.08055in" svg:y="4.2828in" svg:width="0.66606in" svg:height="0.59113in" style:rel-width="scale" style:rel-height="scale">
          <draw:image xlink:href="media/image4.png" xlink:type="simple" xlink:show="embed" xlink:actuate="onLoad"/>
          <svg:title/>
          <svg:desc/>
        </draw:frame>
        <draw:frame draw:id="id137" draw:style-name="a556" draw:name="Picture 3" svg:x="7.12622in" svg:y="2.87853in" svg:width="1.18001in" svg:height="0.94575in" style:rel-width="scale" style:rel-height="scale">
          <draw:image xlink:href="media/image7.png" xlink:type="simple" xlink:show="embed" xlink:actuate="onLoad"/>
          <svg:title/>
          <svg:desc/>
        </draw:frame>
        <draw:custom-shape svg:x="1.9052in" svg:y="5.48248in" svg:width="3.22871in" svg:height="1.18123in" draw:id="id138" draw:style-name="a560" draw:name="Prostokąt zaokrąglony 13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9" draw:style-name="a563" draw:name="pole tekstowe 14" svg:x="2.98839in" svg:y="5.85778in" svg:width="2.44122in" svg:height="0.40391in">
          <draw:text-box>
            <text:p text:style-name="a562" text:class-names="" text:cond-style-name=""><text:span text:style-name="a561" text:class-names="">MAGAZYN</text:span></text:p>
          </draw:text-box>
          <svg:title/>
          <svg:desc/>
        </draw:frame>
        <draw:frame draw:id="id140" draw:style-name="a564" draw:name="Picture 3" svg:x="2.11737in" svg:y="5.85798in" svg:width="0.67297in" svg:height="0.53937in" style:rel-width="scale" style:rel-height="scale">
          <draw:image xlink:href="media/image7.png" xlink:type="simple" xlink:show="embed" xlink:actuate="onLoad"/>
          <svg:title/>
          <svg:desc/>
        </draw:frame>
        <draw:custom-shape svg:x="1.61136in" svg:y="0.67879in" svg:width="3.22871in" svg:height="1.18123in" draw:id="id141" draw:style-name="a568" draw:name="Prostokąt zaokrąglony 17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2" draw:style-name="a571" draw:name="pole tekstowe 18" svg:x="2.71384in" svg:y="1.06703in" svg:width="2.44122in" svg:height="0.40391in">
          <draw:text-box>
            <text:p text:style-name="a570" text:class-names="" text:cond-style-name=""><text:span text:style-name="a569" text:class-names="">RAPORTY</text:span></text:p>
          </draw:text-box>
          <svg:title/>
          <svg:desc/>
        </draw:frame>
        <draw:frame draw:id="id143" draw:style-name="a572" draw:name="Picture 4" svg:x="1.87193in" svg:y="0.87291in" svg:width="0.58193in" svg:height="0.64232in" style:rel-width="scale" style:rel-height="scale">
          <draw:image xlink:href="media/image8.png" xlink:type="simple" xlink:show="embed" xlink:actuate="onLoad"/>
          <svg:title/>
          <svg:desc/>
        </draw:frame>
        <draw:custom-shape svg:x="5.51186in" svg:y="5.48248in" svg:width="3.22871in" svg:height="1.18123in" draw:id="id144" draw:style-name="a576" draw:name="Prostokąt zaokrąglony 13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5" draw:style-name="a580" draw:name="pole tekstowe 14" svg:x="6.52386in" svg:y="5.71968in" svg:width="2.44122in" svg:height="0.70684in">
          <draw:text-box>
            <text:p text:style-name="a579" text:class-names="" text:cond-style-name=""><text:span text:style-name="a577" text:class-names="">GRUPY UŻYTKOWNIKÓW</text:span><text:span text:style-name="a578" text:class-names=""/></text:p>
          </draw:text-box>
          <svg:title/>
          <svg:desc/>
        </draw:frame>
        <draw:frame draw:id="id146" draw:style-name="a581" draw:name="Picture 2" svg:x="5.79823in" svg:y="5.7812in" svg:width="0.69738in" svg:height="0.5837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" draw:style-name="a582" draw:master-page-name="Master1-Layout1-title-Slajd-tytułowy" presentation:presentation-page-layout-name="Master1-PPL1" draw:id="Slide-260">
        <draw:custom-shape svg:x="1.61136in" svg:y="2.17017in" svg:width="3.22871in" svg:height="1.18123in" draw:id="id147" draw:style-name="a586" draw:name="Prostokąt zaokrąglony 3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8" draw:style-name="a589" draw:name="pole tekstowe 4" svg:x="2.74661in" svg:y="2.48467in" svg:width="2.44122in" svg:height="0.40391in">
          <draw:text-box>
            <text:p text:style-name="a588" text:class-names="" text:cond-style-name=""><text:span text:style-name="a587" text:class-names="">EDYTUJ</text:span></text:p>
          </draw:text-box>
          <svg:title/>
          <svg:desc/>
        </draw:frame>
        <draw:frame draw:id="id149" draw:style-name="a590" draw:name="Picture 2" svg:x="1.8142in" svg:y="2.48467in" svg:width="0.69738in" svg:height="0.58378in" style:rel-width="scale" style:rel-height="scale">
          <draw:image xlink:href="media/image6.png" xlink:type="simple" xlink:show="embed" xlink:actuate="onLoad"/>
          <svg:title/>
          <svg:desc/>
        </draw:frame>
        <draw:frame draw:id="id150" draw:style-name="a591" draw:name="Picture 3" svg:x="7.12622in" svg:y="2.87853in" svg:width="1.18001in" svg:height="0.94575in" style:rel-width="scale" style:rel-height="scale">
          <draw:image xlink:href="media/image7.png" xlink:type="simple" xlink:show="embed" xlink:actuate="onLoad"/>
          <svg:title/>
          <svg:desc/>
        </draw:frame>
        <draw:custom-shape svg:x="1.61247in" svg:y="3.9075in" svg:width="3.22871in" svg:height="1.18123in" draw:id="id151" draw:style-name="a595" draw:name="Prostokąt zaokrąglony 13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2" draw:style-name="a598" draw:name="pole tekstowe 14" svg:x="2.77145in" svg:y="4.35073in" svg:width="2.44122in" svg:height="0.40391in">
          <draw:text-box>
            <text:p text:style-name="a597" text:class-names="" text:cond-style-name=""><text:span text:style-name="a596" text:class-names="">USUŃ</text:span></text:p>
          </draw:text-box>
          <svg:title/>
          <svg:desc/>
        </draw:frame>
        <draw:frame draw:id="id153" draw:style-name="a599" draw:name="Picture 3" svg:x="1.82463in" svg:y="4.283in" svg:width="0.67297in" svg:height="0.53937in" style:rel-width="scale" style:rel-height="scale">
          <draw:image xlink:href="media/image7.png" xlink:type="simple" xlink:show="embed" xlink:actuate="onLoad"/>
          <svg:title/>
          <svg:desc/>
        </draw:frame>
        <draw:custom-shape svg:x="1.61136in" svg:y="0.67879in" svg:width="3.22871in" svg:height="1.18123in" draw:id="id154" draw:style-name="a603" draw:name="Prostokąt zaokrąglony 17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5" draw:style-name="a606" draw:name="pole tekstowe 18" svg:x="2.71384in" svg:y="1.06703in" svg:width="2.44122in" svg:height="0.40391in">
          <draw:text-box>
            <text:p text:style-name="a605" text:class-names="" text:cond-style-name=""><text:span text:style-name="a604" text:class-names="">DODAJ</text:span></text:p>
          </draw:text-box>
          <svg:title/>
          <svg:desc/>
        </draw:frame>
        <draw:frame draw:id="id156" draw:style-name="a607" draw:name="Picture 4" svg:x="1.87193in" svg:y="0.87291in" svg:width="0.58193in" svg:height="0.64232in" style:rel-width="scale" style:rel-height="scale">
          <draw:image xlink:href="media/image8.png" xlink:type="simple" xlink:show="embed" xlink:actuate="onLoad"/>
          <svg:title/>
          <svg:desc/>
        </draw:frame>
        <draw:frame draw:id="id157" draw:style-name="a608" draw:name="Picture 2" svg:x="1.8142in" svg:y="0.8024in" svg:width="0.79027in" svg:height="0.78334in" style:rel-width="scale" style:rel-height="scale">
          <draw:image xlink:href="media/image9.png" xlink:type="simple" xlink:show="embed" xlink:actuate="onLoad"/>
          <svg:title/>
          <svg:desc/>
        </draw:frame>
        <draw:frame draw:id="id158" draw:style-name="a609" draw:name="Picture 3" svg:x="1.8142in" svg:y="2.4234in" svg:width="0.72576in" svg:height="0.70632in" style:rel-width="scale" style:rel-height="scale">
          <draw:image xlink:href="media/image10.png" xlink:type="simple" xlink:show="embed" xlink:actuate="onLoad"/>
          <svg:title/>
          <svg:desc/>
        </draw:frame>
        <draw:frame draw:id="id159" draw:style-name="a610" draw:name="Picture 4" svg:x="1.82463in" svg:y="4.14941in" svg:width="0.82096in" svg:height="0.80656in" style:rel-width="scale" style:rel-height="scale">
          <draw:image xlink:href="media/image11.png" xlink:type="simple" xlink:show="embed" xlink:actuate="onLoad"/>
          <svg:title/>
          <svg:desc/>
        </draw:frame>
        <draw:custom-shape svg:x="1.61247in" svg:y="5.48248in" svg:width="1.89131in" svg:height="1.18123in" draw:id="id160" draw:style-name="a614" draw:name="Prostokąt zaokrąglony 19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1" draw:style-name="a617" draw:name="pole tekstowe 20" svg:x="2.74772in" svg:y="5.79697in" svg:width="0.59856in" svg:height="0.40391in">
          <draw:text-box>
            <text:p text:style-name="a616" text:class-names="" text:cond-style-name=""><text:span text:style-name="a615" text:class-names="">OK</text:span></text:p>
          </draw:text-box>
          <svg:title/>
          <svg:desc/>
        </draw:frame>
        <draw:frame draw:id="id162" draw:style-name="a618" draw:name="Picture 5" svg:x="1.82463in" svg:y="5.73664in" svg:width="0.72079in" svg:height="0.67291in" style:rel-width="scale" style:rel-height="scale">
          <draw:image xlink:href="media/image12.png" xlink:type="simple" xlink:show="embed" xlink:actuate="onLoad"/>
          <svg:title/>
          <svg:desc/>
        </draw:frame>
        <draw:custom-shape svg:x="4.29126in" svg:y="5.48247in" svg:width="2.20497in" svg:height="1.18123in" draw:id="id163" draw:style-name="a622" draw:name="Prostokąt zaokrąglony 24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4" draw:style-name="a625" draw:name="pole tekstowe 25" svg:x="5.42651in" svg:y="5.79697in" svg:width="1.14847in" svg:height="0.40391in">
          <draw:text-box>
            <text:p text:style-name="a624" text:class-names="" text:cond-style-name=""><text:span text:style-name="a623" text:class-names="">CANCEL</text:span></text:p>
          </draw:text-box>
          <svg:title/>
          <svg:desc/>
        </draw:frame>
        <draw:frame draw:id="id165" draw:style-name="a626" draw:name="Picture 6" svg:x="4.51253in" svg:y="5.7113in" svg:width="0.72372in" svg:height="0.7237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4" draw:style-name="a627" draw:master-page-name="Master1-Layout1-title-Slajd-tytułowy" presentation:presentation-page-layout-name="Master1-PPL1" draw:id="Slide-261">
        <draw:custom-shape svg:x="1.61136in" svg:y="2.17017in" svg:width="3.22871in" svg:height="1.18123in" draw:id="id166" draw:style-name="a631" draw:name="Prostokąt zaokrąglony 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7" draw:style-name="a634" draw:name="pole tekstowe 4" svg:x="2.74661in" svg:y="2.48467in" svg:width="2.44122in" svg:height="0.40391in">
          <draw:text-box>
            <text:p text:style-name="a633" text:class-names="" text:cond-style-name=""><text:span text:style-name="a632" text:class-names="">EDYTUJ</text:span></text:p>
          </draw:text-box>
          <svg:title/>
          <svg:desc/>
        </draw:frame>
        <draw:frame draw:id="id168" draw:style-name="a635" draw:name="Picture 3" svg:x="7.12622in" svg:y="2.87853in" svg:width="1.18001in" svg:height="0.94575in" style:rel-width="scale" style:rel-height="scale">
          <draw:image xlink:href="media/image7.png" xlink:type="simple" xlink:show="embed" xlink:actuate="onLoad"/>
          <svg:title/>
          <svg:desc/>
        </draw:frame>
        <draw:custom-shape svg:x="1.61247in" svg:y="3.9075in" svg:width="3.22871in" svg:height="1.18123in" draw:id="id169" draw:style-name="a639" draw:name="Prostokąt zaokrąglony 1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70" draw:style-name="a642" draw:name="pole tekstowe 14" svg:x="2.77145in" svg:y="4.35073in" svg:width="2.44122in" svg:height="0.40391in">
          <draw:text-box>
            <text:p text:style-name="a641" text:class-names="" text:cond-style-name=""><text:span text:style-name="a640" text:class-names="">USUŃ</text:span></text:p>
          </draw:text-box>
          <svg:title/>
          <svg:desc/>
        </draw:frame>
        <draw:custom-shape svg:x="1.61136in" svg:y="0.67879in" svg:width="3.22871in" svg:height="1.18123in" draw:id="id171" draw:style-name="a646" draw:name="Prostokąt zaokrąglony 17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72" draw:style-name="a649" draw:name="pole tekstowe 18" svg:x="2.71384in" svg:y="1.06703in" svg:width="2.44122in" svg:height="0.40391in">
          <draw:text-box>
            <text:p text:style-name="a648" text:class-names="" text:cond-style-name=""><text:span text:style-name="a647" text:class-names="">DODAJ</text:span></text:p>
          </draw:text-box>
          <svg:title/>
          <svg:desc/>
        </draw:frame>
        <draw:custom-shape svg:x="1.61247in" svg:y="5.48248in" svg:width="1.89131in" svg:height="1.18123in" draw:id="id173" draw:style-name="a653" draw:name="Prostokąt zaokrąglony 19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74" draw:style-name="a656" draw:name="pole tekstowe 20" svg:x="2.74772in" svg:y="5.79697in" svg:width="0.59856in" svg:height="0.40391in">
          <draw:text-box>
            <text:p text:style-name="a655" text:class-names="" text:cond-style-name=""><text:span text:style-name="a654" text:class-names="">OK</text:span></text:p>
          </draw:text-box>
          <svg:title/>
          <svg:desc/>
        </draw:frame>
        <draw:frame draw:id="id175" draw:style-name="a657" draw:name="Picture 5" svg:x="1.82463in" svg:y="5.73664in" svg:width="0.72079in" svg:height="0.67291in" style:rel-width="scale" style:rel-height="scale">
          <draw:image xlink:href="media/image12.png" xlink:type="simple" xlink:show="embed" xlink:actuate="onLoad"/>
          <svg:title/>
          <svg:desc/>
        </draw:frame>
        <draw:custom-shape svg:x="4.29126in" svg:y="5.48247in" svg:width="2.20497in" svg:height="1.18123in" draw:id="id176" draw:style-name="a661" draw:name="Prostokąt zaokrąglony 24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77" draw:style-name="a664" draw:name="pole tekstowe 25" svg:x="5.42651in" svg:y="5.79697in" svg:width="1.14847in" svg:height="0.40391in">
          <draw:text-box>
            <text:p text:style-name="a663" text:class-names="" text:cond-style-name=""><text:span text:style-name="a662" text:class-names="">CANCEL</text:span></text:p>
          </draw:text-box>
          <svg:title/>
          <svg:desc/>
        </draw:frame>
        <draw:frame draw:id="id178" draw:style-name="a665" draw:name="Picture 6" svg:x="4.51253in" svg:y="5.7113in" svg:width="0.72372in" svg:height="0.72372in" style:rel-width="scale" style:rel-height="scale">
          <draw:image xlink:href="media/image13.png" xlink:type="simple" xlink:show="embed" xlink:actuate="onLoad"/>
          <svg:title/>
          <svg:desc/>
        </draw:frame>
        <draw:frame draw:id="id179" draw:style-name="a666" draw:name="Picture 2" svg:x="1.8437in" svg:y="2.36522in" svg:width="0.7332in" svg:height="0.73321in" style:rel-width="scale" style:rel-height="scale">
          <draw:image xlink:href="media/image14.jpeg" xlink:type="simple" xlink:show="embed" xlink:actuate="onLoad"/>
          <svg:title/>
          <svg:desc>Znalezione obrazy dla zapytania edit item icon</svg:desc>
        </draw:frame>
        <draw:frame draw:id="id180" draw:style-name="a667" draw:name="Picture 3" svg:x="1.79314in" svg:y="0.88569in" svg:width="0.78376in" svg:height="0.76743in" style:rel-width="scale" style:rel-height="scale">
          <draw:image xlink:href="media/image15.png" xlink:type="simple" xlink:show="embed" xlink:actuate="onLoad"/>
          <svg:title/>
          <svg:desc/>
        </draw:frame>
        <draw:frame draw:id="id181" draw:style-name="a668" draw:name="Picture 4" svg:x="1.76103in" svg:y="4.13159in" svg:width="0.81587in" svg:height="0.78223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5" draw:style-name="a669" draw:master-page-name="Master1-Layout1-title-Slajd-tytułowy" presentation:presentation-page-layout-name="Master1-PPL1" draw:id="Slide-262">
        <draw:custom-shape svg:x="1.61136in" svg:y="2.17017in" svg:width="3.22871in" svg:height="1.18123in" draw:id="id182" draw:style-name="a673" draw:name="Prostokąt zaokrąglony 3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3" draw:style-name="a676" draw:name="pole tekstowe 4" svg:x="2.74661in" svg:y="2.48467in" svg:width="2.44122in" svg:height="0.40391in">
          <draw:text-box>
            <text:p text:style-name="a675" text:class-names="" text:cond-style-name=""><text:span text:style-name="a674" text:class-names="">EDYTUJ</text:span></text:p>
          </draw:text-box>
          <svg:title/>
          <svg:desc/>
        </draw:frame>
        <draw:frame draw:id="id184" draw:style-name="a677" draw:name="Picture 3" svg:x="7.12622in" svg:y="2.87853in" svg:width="1.18001in" svg:height="0.94575in" style:rel-width="scale" style:rel-height="scale">
          <draw:image xlink:href="media/image7.png" xlink:type="simple" xlink:show="embed" xlink:actuate="onLoad"/>
          <svg:title/>
          <svg:desc/>
        </draw:frame>
        <draw:custom-shape svg:x="1.61247in" svg:y="3.9075in" svg:width="3.22871in" svg:height="1.18123in" draw:id="id185" draw:style-name="a681" draw:name="Prostokąt zaokrąglony 13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6" draw:style-name="a684" draw:name="pole tekstowe 14" svg:x="2.77145in" svg:y="4.35073in" svg:width="2.44122in" svg:height="0.40391in">
          <draw:text-box>
            <text:p text:style-name="a683" text:class-names="" text:cond-style-name=""><text:span text:style-name="a682" text:class-names="">USUŃ</text:span></text:p>
          </draw:text-box>
          <svg:title/>
          <svg:desc/>
        </draw:frame>
        <draw:custom-shape svg:x="1.61136in" svg:y="0.67879in" svg:width="3.22871in" svg:height="1.18123in" draw:id="id187" draw:style-name="a688" draw:name="Prostokąt zaokrąglony 17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88" draw:style-name="a691" draw:name="pole tekstowe 18" svg:x="2.66705in" svg:y="1.06703in" svg:width="2.44122in" svg:height="0.40391in">
          <draw:text-box>
            <text:p text:style-name="a690" text:class-names="" text:cond-style-name=""><text:span text:style-name="a689" text:class-names="">EKSPORT CSV</text:span></text:p>
          </draw:text-box>
          <svg:title/>
          <svg:desc/>
        </draw:frame>
        <draw:custom-shape svg:x="1.61247in" svg:y="5.48248in" svg:width="1.89131in" svg:height="1.18123in" draw:id="id189" draw:style-name="a695" draw:name="Prostokąt zaokrąglony 19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0" draw:style-name="a698" draw:name="pole tekstowe 20" svg:x="2.74772in" svg:y="5.79697in" svg:width="0.59856in" svg:height="0.40391in">
          <draw:text-box>
            <text:p text:style-name="a697" text:class-names="" text:cond-style-name=""><text:span text:style-name="a696" text:class-names="">OK</text:span></text:p>
          </draw:text-box>
          <svg:title/>
          <svg:desc/>
        </draw:frame>
        <draw:frame draw:id="id191" draw:style-name="a699" draw:name="Picture 5" svg:x="1.82463in" svg:y="5.73664in" svg:width="0.72079in" svg:height="0.67291in" style:rel-width="scale" style:rel-height="scale">
          <draw:image xlink:href="media/image12.png" xlink:type="simple" xlink:show="embed" xlink:actuate="onLoad"/>
          <svg:title/>
          <svg:desc/>
        </draw:frame>
        <draw:custom-shape svg:x="4.29126in" svg:y="5.48247in" svg:width="2.20497in" svg:height="1.18123in" draw:id="id192" draw:style-name="a703" draw:name="Prostokąt zaokrąglony 24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3" draw:style-name="a706" draw:name="pole tekstowe 25" svg:x="5.42651in" svg:y="5.79697in" svg:width="1.14847in" svg:height="0.40391in">
          <draw:text-box>
            <text:p text:style-name="a705" text:class-names="" text:cond-style-name=""><text:span text:style-name="a704" text:class-names="">CANCEL</text:span></text:p>
          </draw:text-box>
          <svg:title/>
          <svg:desc/>
        </draw:frame>
        <draw:frame draw:id="id194" draw:style-name="a707" draw:name="Picture 6" svg:x="4.51253in" svg:y="5.7113in" svg:width="0.72372in" svg:height="0.72372in" style:rel-width="scale" style:rel-height="scale">
          <draw:image xlink:href="media/image13.png" xlink:type="simple" xlink:show="embed" xlink:actuate="onLoad"/>
          <svg:title/>
          <svg:desc/>
        </draw:frame>
        <draw:frame draw:id="id195" draw:style-name="a708" draw:name="Picture 2" svg:x="1.8437in" svg:y="2.36522in" svg:width="0.7332in" svg:height="0.73321in" style:rel-width="scale" style:rel-height="scale">
          <draw:image xlink:href="media/image14.jpeg" xlink:type="simple" xlink:show="embed" xlink:actuate="onLoad"/>
          <svg:title/>
          <svg:desc>Znalezione obrazy dla zapytania edit item icon</svg:desc>
        </draw:frame>
        <draw:frame draw:id="id196" draw:style-name="a709" draw:name="Picture 4" svg:x="1.76103in" svg:y="4.13159in" svg:width="0.81587in" svg:height="0.78223in" style:rel-width="scale" style:rel-height="scale">
          <draw:image xlink:href="media/image16.png" xlink:type="simple" xlink:show="embed" xlink:actuate="onLoad"/>
          <svg:title/>
          <svg:desc/>
        </draw:frame>
        <draw:frame draw:id="id197" draw:style-name="a710" draw:name="Picture 2" svg:x="1.82738in" svg:y="0.8657in" svg:width="0.76584in" svg:height="0.80658in" style:rel-width="scale" style:rel-height="scale">
          <draw:image xlink:href="media/image1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ytuł i zawartość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Nagłówek sekcj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wa elementy zawartości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ównanie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ylko tytuł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usty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Zawartość z podpis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az z podpis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ytuł i tekst pionowy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ytuł pionowy i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30" draw:style="linear" draw:angle="1800" draw:start-color="#a3c4ff" draw:end-color="#bfd5ff" draw:start-intensity="100%" draw:end-intensity="100%"/>
    <draw:gradient draw:name="a687" draw:style="linear" draw:angle="1800" draw:start-color="#a3c4ff" draw:end-color="#bfd5ff" draw:start-intensity="100%" draw:end-intensity="100%"/>
    <draw:gradient draw:name="a702" draw:style="linear" draw:angle="1800" draw:start-color="#a3c4ff" draw:end-color="#bfd5ff" draw:start-intensity="100%" draw:end-intensity="100%"/>
    <draw:gradient draw:name="a672" draw:style="linear" draw:angle="1800" draw:start-color="#a3c4ff" draw:end-color="#bfd5ff" draw:start-intensity="100%" draw:end-intensity="100%"/>
    <draw:gradient draw:name="a567" draw:style="linear" draw:angle="1800" draw:start-color="#a3c4ff" draw:end-color="#bfd5ff" draw:start-intensity="100%" draw:end-intensity="100%"/>
    <draw:gradient draw:name="a638" draw:style="linear" draw:angle="1800" draw:start-color="#a3c4ff" draw:end-color="#bfd5ff" draw:start-intensity="100%" draw:end-intensity="100%"/>
    <draw:gradient draw:name="a338" draw:style="linear" draw:angle="1800" draw:start-color="#a3c4ff" draw:end-color="#bfd5ff" draw:start-intensity="100%" draw:end-intensity="100%"/>
    <draw:gradient draw:name="a550" draw:style="linear" draw:angle="1800" draw:start-color="#a3c4ff" draw:end-color="#bfd5ff" draw:start-intensity="100%" draw:end-intensity="100%"/>
    <draw:gradient draw:name="a621" draw:style="linear" draw:angle="1800" draw:start-color="#a3c4ff" draw:end-color="#bfd5ff" draw:start-intensity="100%" draw:end-intensity="100%"/>
    <draw:gradient draw:name="a660" draw:style="linear" draw:angle="1800" draw:start-color="#a3c4ff" draw:end-color="#bfd5ff" draw:start-intensity="100%" draw:end-intensity="100%"/>
    <draw:gradient draw:name="a594" draw:style="linear" draw:angle="1800" draw:start-color="#a3c4ff" draw:end-color="#bfd5ff" draw:start-intensity="100%" draw:end-intensity="100%"/>
    <draw:gradient draw:name="a364" draw:style="linear" draw:angle="1800" draw:start-color="#a3c4ff" draw:end-color="#bfd5ff" draw:start-intensity="100%" draw:end-intensity="100%"/>
    <draw:gradient draw:name="a559" draw:style="linear" draw:angle="1800" draw:start-color="#a3c4ff" draw:end-color="#bfd5ff" draw:start-intensity="100%" draw:end-intensity="100%"/>
    <draw:gradient draw:name="a542" draw:style="linear" draw:angle="1800" draw:start-color="#a3c4ff" draw:end-color="#bfd5ff" draw:start-intensity="100%" draw:end-intensity="100%"/>
    <draw:gradient draw:name="a613" draw:style="linear" draw:angle="1800" draw:start-color="#a3c4ff" draw:end-color="#bfd5ff" draw:start-intensity="100%" draw:end-intensity="100%"/>
    <draw:gradient draw:name="a652" draw:style="linear" draw:angle="1800" draw:start-color="#a3c4ff" draw:end-color="#bfd5ff" draw:start-intensity="100%" draw:end-intensity="100%"/>
    <draw:gradient draw:name="a585" draw:style="linear" draw:angle="1800" draw:start-color="#a3c4ff" draw:end-color="#bfd5ff" draw:start-intensity="100%" draw:end-intensity="100%"/>
    <draw:gradient draw:name="a355" draw:style="linear" draw:angle="1800" draw:start-color="#a3c4ff" draw:end-color="#bfd5ff" draw:start-intensity="100%" draw:end-intensity="100%"/>
    <draw:gradient draw:name="a694" draw:style="linear" draw:angle="1800" draw:start-color="#a3c4ff" draw:end-color="#bfd5ff" draw:start-intensity="100%" draw:end-intensity="100%"/>
    <draw:gradient draw:name="a602" draw:style="linear" draw:angle="1800" draw:start-color="#a3c4ff" draw:end-color="#bfd5ff" draw:start-intensity="100%" draw:end-intensity="100%"/>
    <draw:gradient draw:name="a680" draw:style="linear" draw:angle="1800" draw:start-color="#a3c4ff" draw:end-color="#bfd5ff" draw:start-intensity="100%" draw:end-intensity="100%"/>
    <draw:gradient draw:name="a575" draw:style="linear" draw:angle="1800" draw:start-color="#a3c4ff" draw:end-color="#bfd5ff" draw:start-intensity="100%" draw:end-intensity="100%"/>
    <draw:gradient draw:name="a645" draw:style="linear" draw:angle="1800" draw:start-color="#a3c4ff" draw:end-color="#bfd5ff" draw:start-intensity="100%" draw:end-intensity="100%"/>
    <draw:gradient draw:name="a346" draw:style="linear" draw:angle="1800" draw:start-color="#a3c4ff" draw:end-color="#bfd5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7-10-15</text:date></text:span></text:p>
        </draw:text-box>
        <svg:title/>
        <svg:desc/>
      </draw:frame>
      <draw:frame draw:id="id3" presentation:style-name="a26" draw:name="Symbol zastępczy stopki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Slajd-tytułowy" style:page-layout-name="pageLayout1" draw:style-name="a30">
      <draw:frame draw:id="id5" presentation:style-name="a33" draw:name="Tytuł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Kliknij, aby edytować styl</text:span></text:p>
        </draw:text-box>
        <svg:title/>
        <svg:desc/>
      </draw:frame>
      <draw:frame draw:id="id6" presentation:style-name="a36" draw:name="Podtytuł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Kliknij, aby edytować styl wzorca podtytułu</text:span></text:p>
        </draw:text-box>
        <svg:title/>
        <svg:desc/>
      </draw:frame>
      <draw:frame draw:id="id7" presentation:style-name="a40" draw:name="Symbol zastępczy daty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7-10-15</text:date></text:span></text:p>
        </draw:text-box>
        <svg:title/>
        <svg:desc/>
      </draw:frame>
      <draw:frame draw:id="id8" presentation:style-name="a43" draw:name="Symbol zastępczy stopki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ymbol zastępczy numeru slajdu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ytuł-i-zawartość" style:page-layout-name="pageLayout1" draw:style-name="a47">
      <draw:frame draw:id="id10" presentation:style-name="a50" draw:name="Tytuł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Kliknij, aby edytować styl</text:span></text:p>
        </draw:text-box>
        <svg:title/>
        <svg:desc/>
      </draw:frame>
      <draw:frame draw:id="id11" presentation:style-name="a66" draw:name="Symbol zastępczy zawartości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nij, aby edytować style wzorca tekstu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rugi poziom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ymbol zastępczy daty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7-10-15</text:date></text:span></text:p>
        </draw:text-box>
        <svg:title/>
        <svg:desc/>
      </draw:frame>
      <draw:frame draw:id="id13" presentation:style-name="a73" draw:name="Symbol zastępczy stopki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ymbol zastępczy numeru slajdu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Nagłówek-sekcji" style:page-layout-name="pageLayout1" draw:style-name="a77">
      <draw:frame draw:id="id15" presentation:style-name="a80" draw:name="Tytuł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Kliknij, aby edytować styl</text:span></text:p>
        </draw:text-box>
        <svg:title/>
        <svg:desc/>
      </draw:frame>
      <draw:frame draw:id="id16" presentation:style-name="a84" draw:name="Symbol zastępczy tekstu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nij, aby edytować style wzorca tekstu</text:span></text:p>
            </text:list-item>
          </text:list>
        </draw:text-box>
        <svg:title/>
        <svg:desc/>
      </draw:frame>
      <draw:frame draw:id="id17" presentation:style-name="a88" draw:name="Symbol zastępczy daty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7-10-15</text:date></text:span></text:p>
        </draw:text-box>
        <svg:title/>
        <svg:desc/>
      </draw:frame>
      <draw:frame draw:id="id18" presentation:style-name="a91" draw:name="Symbol zastępczy stopki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ymbol zastępczy numeru slajdu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wa-elementy-zawartości" style:page-layout-name="pageLayout1" draw:style-name="a95">
      <draw:frame draw:id="id20" presentation:style-name="a98" draw:name="Tytuł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Kliknij, aby edytować styl</text:span></text:p>
        </draw:text-box>
        <svg:title/>
        <svg:desc/>
      </draw:frame>
      <draw:frame draw:id="id21" presentation:style-name="a114" draw:name="Symbol zastępczy zawartości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nij, aby edytować style wzorca tekstu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rugi poziom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ymbol zastępczy zawartości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ymbol zastępczy daty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7-10-15</text:date></text:span></text:p>
        </draw:text-box>
        <svg:title/>
        <svg:desc/>
      </draw:frame>
      <draw:frame draw:id="id24" presentation:style-name="a137" draw:name="Symbol zastępczy stopki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ymbol zastępczy numeru slajdu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Porównanie" style:page-layout-name="pageLayout1" draw:style-name="a141">
      <draw:frame draw:id="id26" presentation:style-name="a144" draw:name="Tytuł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Kliknij, aby edytować styl</text:span></text:p>
        </draw:text-box>
        <svg:title/>
        <svg:desc/>
      </draw:frame>
      <draw:frame draw:id="id27" presentation:style-name="a148" draw:name="Symbol zastępczy tekstu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nij, aby edytować style wzorca tekstu</text:span></text:p>
            </text:list-item>
          </text:list>
        </draw:text-box>
        <svg:title/>
        <svg:desc/>
      </draw:frame>
      <draw:frame draw:id="id28" presentation:style-name="a164" draw:name="Symbol zastępczy zawartości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nij, aby edytować style wzorca tekstu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rugi poziom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ymbol zastępczy tekstu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nij, aby edytować style wzorca tekstu</text:span></text:p>
            </text:list-item>
          </text:list>
        </draw:text-box>
        <svg:title/>
        <svg:desc/>
      </draw:frame>
      <draw:frame draw:id="id30" presentation:style-name="a184" draw:name="Symbol zastępczy zawartości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nij, aby edytować style wzorca tekstu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rugi poziom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ymbol zastępczy daty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7-10-15</text:date></text:span></text:p>
        </draw:text-box>
        <svg:title/>
        <svg:desc/>
      </draw:frame>
      <draw:frame draw:id="id32" presentation:style-name="a191" draw:name="Symbol zastępczy stopki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ymbol zastępczy numeru slajdu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ylko-tytuł" style:page-layout-name="pageLayout1" draw:style-name="a195">
      <draw:frame draw:id="id34" presentation:style-name="a198" draw:name="Tytuł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Kliknij, aby edytować styl</text:span></text:p>
        </draw:text-box>
        <svg:title/>
        <svg:desc/>
      </draw:frame>
      <draw:frame draw:id="id35" presentation:style-name="a202" draw:name="Symbol zastępczy daty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7-10-15</text:date></text:span></text:p>
        </draw:text-box>
        <svg:title/>
        <svg:desc/>
      </draw:frame>
      <draw:frame draw:id="id36" presentation:style-name="a205" draw:name="Symbol zastępczy stopki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ymbol zastępczy numeru slajdu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Pusty" style:page-layout-name="pageLayout1" draw:style-name="a209">
      <draw:frame draw:id="id38" presentation:style-name="a213" draw:name="Symbol zastępczy daty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7-10-15</text:date></text:span></text:p>
        </draw:text-box>
        <svg:title/>
        <svg:desc/>
      </draw:frame>
      <draw:frame draw:id="id39" presentation:style-name="a216" draw:name="Symbol zastępczy stopki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ymbol zastępczy numeru slajdu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Zawartość-z-podpisem" style:page-layout-name="pageLayout1" draw:style-name="a220">
      <draw:frame draw:id="id41" presentation:style-name="a223" draw:name="Tytuł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Kliknij, aby edytować styl</text:span></text:p>
        </draw:text-box>
        <svg:title/>
        <svg:desc/>
      </draw:frame>
      <draw:frame draw:id="id42" presentation:style-name="a239" draw:name="Symbol zastępczy zawartości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nij, aby edytować style wzorca tekstu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rugi poziom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ymbol zastępczy tekstu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nij, aby edytować style wzorca tekstu</text:span></text:p>
            </text:list-item>
          </text:list>
        </draw:text-box>
        <svg:title/>
        <svg:desc/>
      </draw:frame>
      <draw:frame draw:id="id44" presentation:style-name="a247" draw:name="Symbol zastępczy daty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7-10-15</text:date></text:span></text:p>
        </draw:text-box>
        <svg:title/>
        <svg:desc/>
      </draw:frame>
      <draw:frame draw:id="id45" presentation:style-name="a250" draw:name="Symbol zastępczy stopki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ymbol zastępczy numeru slajdu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Obraz-z-podpisem" style:page-layout-name="pageLayout1" draw:style-name="a254">
      <draw:frame draw:id="id47" presentation:style-name="a257" draw:name="Tytuł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Kliknij, aby edytować styl</text:span></text:p>
        </draw:text-box>
        <svg:title/>
        <svg:desc/>
      </draw:frame>
      <draw:frame draw:id="id48" presentation:style-name="a260" draw:name="Symbol zastępczy obrazu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ymbol zastępczy tekstu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268" draw:name="Symbol zastępczy daty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7-10-15</text:date></text:span></text:p>
        </draw:text-box>
        <svg:title/>
        <svg:desc/>
      </draw:frame>
      <draw:frame draw:id="id51" presentation:style-name="a271" draw:name="Symbol zastępczy stopki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ymbol zastępczy numeru slajdu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ytuł-i-tekst-pionowy" style:page-layout-name="pageLayout1" draw:style-name="a275">
      <draw:frame draw:id="id53" presentation:style-name="a278" draw:name="Tytuł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Kliknij, aby edytować styl</text:span></text:p>
        </draw:text-box>
        <svg:title/>
        <svg:desc/>
      </draw:frame>
      <draw:frame draw:id="id54" presentation:style-name="a294" draw:name="Symbol zastępczy tytułu pionowego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nij, aby edytować style wzorca tekstu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rugi poziom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ymbol zastępczy daty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7-10-15</text:date></text:span></text:p>
        </draw:text-box>
        <svg:title/>
        <svg:desc/>
      </draw:frame>
      <draw:frame draw:id="id56" presentation:style-name="a301" draw:name="Symbol zastępczy stopki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ymbol zastępczy numeru slajdu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ytuł-pionowy-i-tekst" style:page-layout-name="pageLayout1" draw:style-name="a305">
      <draw:frame draw:id="id58" presentation:style-name="a308" draw:name="Tytuł pionowy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Kliknij, aby edytować styl</text:span></text:p>
        </draw:text-box>
        <svg:title/>
        <svg:desc/>
      </draw:frame>
      <draw:frame draw:id="id59" presentation:style-name="a324" draw:name="Symbol zastępczy tytułu pionowego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ymbol zastępczy daty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7-10-15</text:date></text:span></text:p>
        </draw:text-box>
        <svg:title/>
        <svg:desc/>
      </draw:frame>
      <draw:frame draw:id="id61" presentation:style-name="a331" draw:name="Symbol zastępczy stopki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ymbol zastępczy numeru slajdu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Administrator</meta:initial-creator>
    <dc:creator>Administrator</dc:creator>
    <meta:creation-date>2016-10-31T12:21:29Z</meta:creation-date>
    <dc:date>2017-10-15T15:28:12Z</dc:date>
    <meta:template xlink:href="" xlink:type="simple"/>
    <meta:editing-cycles>13</meta:editing-cycles>
    <meta:editing-duration>PT127986S</meta:editing-duration>
    <meta:document-statistic meta:paragraph-count="46" meta:word-count="52"/>
  </office:meta>
</office:document-meta>
</file>